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1.3500003814697pt" style:font-size-complex="13pt"/>
    </style:style>
    <style:style style:name="P2" style:family="paragraph" style:parent-style-name="Standard">
      <style:text-properties fo:font-size="13pt" officeooo:rsid="0018eaf5" officeooo:paragraph-rsid="0018eaf5" style:font-size-asian="11.3500003814697pt" style:font-size-complex="13pt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rsid="0018eaf5" officeooo:paragraph-rsid="0018eaf5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bold" officeooo:rsid="0018eaf5" officeooo:paragraph-rsid="0018eaf5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style:text-underline-style="solid" style:text-underline-width="auto" style:text-underline-color="font-color" fo:font-weight="bold" officeooo:rsid="001ab53d" officeooo:paragraph-rsid="001ab53d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style:font-size-asian="13pt" style:font-size-complex="13pt"/>
    </style:style>
    <style:style style:name="P7" style:family="paragraph" style:parent-style-name="Standard">
      <style:text-properties fo:font-size="13pt" officeooo:rsid="0018eaf5" officeooo:paragraph-rsid="0018eaf5" style:font-size-asian="13pt" style:font-size-complex="13pt"/>
    </style:style>
    <style:style style:name="P8" style:family="paragraph" style:parent-style-name="Standard">
      <style:text-properties fo:font-size="13pt" style:text-underline-style="none" fo:font-weight="normal" officeooo:rsid="001d5a74" officeooo:paragraph-rsid="001d5a74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style:text-underline-style="none" fo:font-weight="normal" officeooo:rsid="001c1fce" officeooo:paragraph-rsid="001c1fce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style:text-underline-style="none" fo:font-weight="normal" officeooo:rsid="001c1fce" officeooo:paragraph-rsid="001d6e47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style:text-underline-style="none" fo:font-weight="normal" officeooo:rsid="001c1fce" officeooo:paragraph-rsid="001d5a74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1c1fce" officeooo:paragraph-rsid="001c1fce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1c1fce" officeooo:paragraph-rsid="001d5a74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pt" style:text-underline-style="none" fo:font-weight="bold" officeooo:rsid="001c1fce" officeooo:paragraph-rsid="001c1fce" style:font-size-asian="12pt" style:font-weight-asian="bold" style:font-size-complex="12pt" style:font-weight-complex="bold"/>
    </style:style>
    <style:style style:name="P1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size="13pt" style:font-size-asian="13pt" style:font-size-complex="13pt"/>
    </style:style>
    <style:style style:name="P16" style:family="paragraph" style:parent-style-name="Preformatted_20_Text">
      <style:text-properties fo:color="#a9b7c6" style:font-name="JetBrains Mono" fo:font-size="13pt" officeooo:rsid="0018eaf5" officeooo:paragraph-rsid="0018eaf5" style:font-size-asian="13pt" style:font-size-complex="13pt"/>
    </style:style>
    <style:style style:name="P17" style:family="paragraph" style:parent-style-name="Preformatted_20_Text">
      <style:text-properties fo:color="#a9b7c6" style:font-name="JetBrains Mono" fo:font-size="13pt" style:text-underline-style="none" fo:font-weight="normal" officeooo:rsid="001d5a74" officeooo:paragraph-rsid="001d5a74" style:font-size-asian="13pt" style:font-weight-asian="normal" style:font-size-complex="13pt" style:font-weight-complex="normal"/>
    </style:style>
    <style:style style:name="P1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size="13pt" style:font-size-asian="13pt" style:font-size-complex="13pt"/>
    </style:style>
    <style:style style:name="P19" style:family="paragraph" style:parent-style-name="Preformatted_20_Text">
      <style:text-properties fo:color="#808080" style:font-name="JetBrains Mono" fo:font-size="13pt" style:font-size-asian="13pt" style:font-size-complex="13pt"/>
    </style:style>
    <style:style style:name="P2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style:font-name="JetBrains Mono" fo:font-size="13pt" officeooo:rsid="0018eaf5" officeooo:paragraph-rsid="0018eaf5" style:font-size-asian="13pt" style:font-size-complex="13pt"/>
    </style:style>
    <style:style style:name="P21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fo:font-size="13pt" style:font-size-asian="13pt" style:font-size-complex="13pt"/>
    </style:style>
    <style:style style:name="P22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fo:font-size="13pt" style:font-size-asian="13pt" style:font-size-complex="13pt"/>
    </style:style>
    <style:style style:name="P23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font-size="13pt" style:font-size-asian="13pt" style:font-size-complex="13pt"/>
    </style:style>
    <style:style style:name="P24" style:family="paragraph" style:parent-style-name="Standard">
      <style:text-properties fo:font-size="13pt" style:text-underline-style="none" fo:font-weight="normal" officeooo:rsid="001c1fce" officeooo:paragraph-rsid="001d5a74" style:font-size-asian="13pt" style:font-weight-asian="normal" style:font-size-complex="13pt" style:font-weight-complex="normal"/>
    </style:style>
    <style:style style:name="P25" style:family="paragraph" style:parent-style-name="Standard">
      <style:text-properties fo:font-size="13pt" style:text-underline-style="none" fo:font-weight="normal" officeooo:rsid="001c1fce" officeooo:paragraph-rsid="00206364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size="14pt" style:text-underline-style="solid" style:text-underline-width="auto" style:text-underline-color="font-color" fo:font-weight="bold" officeooo:rsid="001c1fce" officeooo:paragraph-rsid="00206364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style:text-underline-style="solid" style:text-underline-width="auto" style:text-underline-color="font-color" fo:font-weight="bold" officeooo:rsid="001c1fce" officeooo:paragraph-rsid="002198d2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none" fo:font-weight="normal" officeooo:rsid="001c1fce" officeooo:paragraph-rsid="002198d2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2pt" style:text-underline-style="solid" style:text-underline-width="auto" style:text-underline-color="font-color" fo:font-weight="normal" officeooo:rsid="001c1fce" officeooo:paragraph-rsid="00206364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1c1fce" officeooo:paragraph-rsid="00206364" style:font-size-asian="12pt" style:font-weight-asian="normal" style:font-size-complex="12pt" style:font-weight-complex="normal"/>
    </style:style>
    <style:style style:name="P31" style:family="paragraph" style:parent-style-name="Preformatted_20_Text">
      <style:text-properties fo:color="#a9b7c6" style:font-name="JetBrains Mono" fo:font-size="13pt" style:text-underline-style="none" fo:font-weight="normal" officeooo:rsid="001c1fce" officeooo:paragraph-rsid="001d5a74" style:font-size-asian="13pt" style:font-weight-asian="normal" style:font-size-complex="13pt" style:font-weight-complex="normal"/>
    </style:style>
    <style:style style:name="P32" style:family="paragraph" style:parent-style-name="Preformatted_20_Text">
      <style:text-properties fo:color="#a9b7c6" style:font-name="JetBrains Mono" fo:font-size="13pt" style:text-underline-style="none" fo:font-weight="normal" officeooo:rsid="001c1fce" officeooo:paragraph-rsid="00206364" style:font-size-asian="13pt" style:font-weight-asian="normal" style:font-size-complex="13pt" style:font-weight-complex="normal"/>
    </style:style>
    <style:style style:name="P3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 fo:font-size="13pt" style:font-size-asian="13pt" style:font-size-complex="13pt"/>
    </style:style>
    <style:style style:name="P34" style:family="paragraph" style:parent-style-name="Preformatted_20_Text">
      <style:text-properties fo:color="#a9b7c6" style:font-name="JetBrains Mono" fo:font-size="14pt" style:text-underline-style="none" fo:font-weight="normal" officeooo:rsid="001c1fce" officeooo:paragraph-rsid="00206364" style:font-size-asian="14pt" style:font-weight-asian="normal" style:font-size-complex="14pt" style:font-weight-complex="normal"/>
    </style:style>
    <style:style style:name="P3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size="13pt" style:font-size-asian="13pt" style:font-size-complex="13pt"/>
    </style:style>
    <style:style style:name="P3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fo:font-size="13pt" style:font-size-asian="13pt" style:font-size-complex="13pt"/>
    </style:style>
    <style:style style:name="P37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fo:font-size="13pt" style:font-size-asian="13pt" style:font-size-complex="13pt"/>
    </style:style>
    <style:style style:name="P3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 fo:font-size="14pt" style:font-size-asian="14pt" style:font-size-complex="14pt"/>
    </style:style>
    <style:style style:name="T1" style:family="text">
      <style:text-properties fo:color="#cc7832"/>
    </style:style>
    <style:style style:name="T2" style:family="text">
      <style:text-properties fo:color="#cc7832" style:font-name="JetBrains Mono"/>
    </style:style>
    <style:style style:name="T3" style:family="text">
      <style:text-properties fo:color="#cc7832" style:font-name="JetBrains Mono" fo:font-size="9.80000019073486pt"/>
    </style:style>
    <style:style style:name="T4" style:family="text">
      <style:text-properties fo:color="#8888c6"/>
    </style:style>
    <style:style style:name="T5" style:family="text">
      <style:text-properties fo:color="#8888c6" style:font-name="JetBrains Mono"/>
    </style:style>
    <style:style style:name="T6" style:family="text">
      <style:text-properties fo:color="#8888c6" style:font-name="JetBrains Mono" fo:font-size="9.80000019073486pt"/>
    </style:style>
    <style:style style:name="T7" style:family="text">
      <style:text-properties fo:color="#8888c6" officeooo:rsid="001ab53d"/>
    </style:style>
    <style:style style:name="T8" style:family="text">
      <style:text-properties fo:color="#6a8759"/>
    </style:style>
    <style:style style:name="T9" style:family="text">
      <style:text-properties fo:color="#6a8759" style:font-name="JetBrains Mono"/>
    </style:style>
    <style:style style:name="T10" style:family="text">
      <style:text-properties fo:color="#6a8759" style:font-name="JetBrains Mono" fo:font-size="9.80000019073486pt"/>
    </style:style>
    <style:style style:name="T11" style:family="text">
      <style:text-properties style:font-name="JetBrains Mono"/>
    </style:style>
    <style:style style:name="T12" style:family="text">
      <style:text-properties style:font-name="JetBrains Mono" fo:font-size="9.80000019073486pt"/>
    </style:style>
    <style:style style:name="T13" style:family="text">
      <style:text-properties fo:color="#6897bb"/>
    </style:style>
    <style:style style:name="T14" style:family="text">
      <style:text-properties fo:color="#6897bb" style:font-name="JetBrains Mono"/>
    </style:style>
    <style:style style:name="T15" style:family="text">
      <style:text-properties fo:color="#6897bb" style:font-name="JetBrains Mono" fo:font-size="9.80000019073486pt"/>
    </style:style>
    <style:style style:name="T16" style:family="text">
      <style:text-properties officeooo:rsid="0018eaf5"/>
    </style:style>
    <style:style style:name="T17" style:family="text">
      <style:text-properties fo:color="#a9b7c6" style:font-name="JetBrains Mono"/>
    </style:style>
    <style:style style:name="T18" style:family="text">
      <style:text-properties officeooo:rsid="001c1fce"/>
    </style:style>
    <style:style style:name="T19" style:family="text">
      <style:text-properties officeooo:rsid="00206364"/>
    </style:style>
    <style:style style:name="T20" style:family="text">
      <style:text-properties officeooo:rsid="002198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5"><text:span text:style-name="T1">import </text:span>datetime</text:p>
      <text:p text:style-name="P15">date=datetime.date.today()</text:p>
      <text:p text:style-name="P15">currentYear=<text:span text:style-name="T4">int</text:span>(date.strftime(<text:span text:style-name="T8">"%Y"</text:span>))</text:p>
      <text:p text:style-name="P15"><text:span text:style-name="T4">print</text:span>(<text:span text:style-name="T8">"enter the last year"</text:span>)</text:p>
      <text:p text:style-name="P15">endYear=<text:span text:style-name="T4">int</text:span>(<text:span text:style-name="T4">input</text:span>())</text:p>
      <text:p text:style-name="P15"><text:span text:style-name="T4">print</text:span>(<text:span text:style-name="T8">"List of leap years"</text:span>)</text:p>
      <text:p text:style-name="P15"><text:span text:style-name="T1">for </text:span>year <text:span text:style-name="T1">in </text:span><text:span text:style-name="T4">range</text:span>(currentYear<text:span text:style-name="T1">,</text:span>endYear):</text:p>
      <text:p text:style-name="P18">for <text:s text:c="3"/><text:span text:style-name="T2">if</text:span><text:span text:style-name="T11">((year%</text:span><text:span text:style-name="T14">4</text:span><text:span text:style-name="T11">==</text:span><text:span text:style-name="T14">0</text:span><text:span text:style-name="T11">)</text:span><text:span text:style-name="T2">and</text:span><text:span text:style-name="T11">(year%</text:span><text:span text:style-name="T14">100</text:span><text:span text:style-name="T11">!=</text:span><text:span text:style-name="T14">0</text:span><text:span text:style-name="T11">)</text:span><text:span text:style-name="T2">or</text:span><text:span text:style-name="T11">(year%</text:span><text:span text:style-name="T14">400</text:span><text:span text:style-name="T11">==</text:span><text:span text:style-name="T14">0</text:span><text:span text:style-name="T11">)):</text:span></text:p>
      <text:p text:style-name="P21"><text:s text:c="5"/><text:span text:style-name="T5">print</text:span><text:span text:style-name="T11">(year)</text:span></text:p>
      <text:p text:style-name="P1"/>
      <text:p text:style-name="P3">OUTPUT</text:p>
      <text:p text:style-name="P2"/>
      <text:p text:style-name="P1">enter the last year</text:p>
      <text:p text:style-name="P1">2021</text:p>
      <text:p text:style-name="P1">List of leap years</text:p>
      <text:p text:style-name="P1"/>
      <text:p text:style-name="P1">Process finished with exit code 0</text:p>
      <text:p text:style-name="P6"/>
      <text:p text:style-name="P6"/>
      <text:p text:style-name="P19"><text:span text:style-name="T16">2.</text:span>#list of numbers</text:p>
      <text:p text:style-name="P15">numbers=[<text:span text:style-name="T13">34</text:span>/<text:span text:style-name="T13">6</text:span><text:span text:style-name="T1">,</text:span>-<text:span text:style-name="T13">203.4</text:span><text:span text:style-name="T1">,</text:span><text:span text:style-name="T13">44.9</text:span><text:span text:style-name="T1">,</text:span><text:span text:style-name="T13">68.3</text:span><text:span text:style-name="T1">,</text:span>-<text:span text:style-name="T13">12.2</text:span><text:span text:style-name="T1">,</text:span><text:span text:style-name="T13">44.6</text:span><text:span text:style-name="T1">,</text:span><text:span text:style-name="T13">12.7</text:span>]</text:p>
      <text:p text:style-name="P15">newlist=[n <text:span text:style-name="T1">for </text:span>n <text:span text:style-name="T1">in </text:span>numbers <text:span text:style-name="T1">if </text:span>n&gt;<text:span text:style-name="T13">0</text:span>]</text:p>
      <text:p text:style-name="P22"><text:span text:style-name="T4">print</text:span>(newlist)</text:p>
      <text:p text:style-name="P6"/>
      <text:p text:style-name="P4">OUTPUT</text:p>
      <text:p text:style-name="P6"/>
      <text:p text:style-name="P6">[5.666666666666667, 44.9, 68.3, 44.6, 12.7]</text:p>
      <text:p text:style-name="P6"/>
      <text:p text:style-name="P6">Process finished with exit code 0</text:p>
      <text:p text:style-name="P6"/>
      <text:p text:style-name="P6"/>
      <text:p text:style-name="P16"><text:span text:style-name="T7">3.</text:span><text:span text:style-name="T4">print</text:span>(<text:span text:style-name="T8">"enter the limit: </text:span><text:span text:style-name="T1">\n\n</text:span><text:span text:style-name="T8">"</text:span>)</text:p>
      <text:p text:style-name="P15">n = <text:span text:style-name="T4">int</text:span>(<text:span text:style-name="T4">input</text:span>())</text:p>
      <text:p text:style-name="P15">squares = [i * i <text:span text:style-name="T1">for </text:span>i <text:span text:style-name="T1">in </text:span><text:span text:style-name="T4">range</text:span>(n)]</text:p>
      <text:p text:style-name="P23"><text:span text:style-name="T5">print</text:span><text:span text:style-name="T17">(</text:span><text:span text:style-name="T9">"square of n numbers</text:span><text:span text:style-name="T2">\n</text:span><text:span text:style-name="T9">"</text:span><text:span text:style-name="T2">, </text:span><text:span text:style-name="T17">squares)</text:span></text:p>
      <text:p text:style-name="P7"/>
      <text:p text:style-name="P5">OUTPUT</text:p>
      <text:p text:style-name="P7">enter the limit: </text:p>
      <text:p text:style-name="P7"/>
      <text:p text:style-name="P7">5</text:p>
      <text:p text:style-name="P7">square of n numbers</text:p>
      <text:p text:style-name="P7"><text:s/>[0, 1, 4, 9, 16]</text:p>
      <text:p text:style-name="P7"/>
      <text:p text:style-name="P7">Process finished with exit code 0</text:p>
      <text:p text:style-name="P16"><text:soft-page-break/><text:span text:style-name="T18">4.</text:span>list1=[<text:span text:style-name="T8">'aravind'</text:span><text:span text:style-name="T1">,</text:span><text:span text:style-name="T8">'aparna'</text:span>]</text:p>
      <text:p text:style-name="P15"><text:span text:style-name="T4">print</text:span>(<text:span text:style-name="T8">"The orginal list:</text:span><text:span text:style-name="T1">\n</text:span><text:span text:style-name="T8">"</text:span>+<text:span text:style-name="T4">str</text:span>(list1))</text:p>
      <text:p text:style-name="P15">res=[<text:span text:style-name="T4">ord</text:span>(ele)<text:span text:style-name="T1">for </text:span>sub <text:span text:style-name="T1">in </text:span>list1 <text:span text:style-name="T1">for </text:span>ele <text:span text:style-name="T1">in </text:span>sub]</text:p>
      <text:p text:style-name="P22"><text:span text:style-name="T4">print</text:span>(<text:span text:style-name="T8">"The ASCII list is:</text:span><text:span text:style-name="T1">\n</text:span><text:span text:style-name="T8">"</text:span>+<text:span text:style-name="T4">str</text:span>(res))</text:p>
      <text:p text:style-name="P12">OUTPUT</text:p>
      <text:p text:style-name="P14"/>
      <text:p text:style-name="P10">enter statement:hello world</text:p>
      <text:p text:style-name="P10">vowels present in given statement: ['e', 'o']</text:p>
      <text:p text:style-name="P10"/>
      <text:p text:style-name="P10">Process finished with exit code 0The orginal list:</text:p>
      <text:p text:style-name="P9">['aravind', 'aparna']</text:p>
      <text:p text:style-name="P9">The ASCII list is:</text:p>
      <text:p text:style-name="P9">[97, 114, 97, 118, 105, 110, 100, 97, 112, 97, 114, 110, 97]</text:p>
      <text:p text:style-name="P9"/>
      <text:p text:style-name="P9">Process finished with exit code 0</text:p>
      <text:p text:style-name="P9"/>
      <text:p text:style-name="P9"/>
      <text:p text:style-name="P17">5.elem=<text:span text:style-name="T4">input</text:span>(<text:span text:style-name="T8">"enter statement:"</text:span>)</text:p>
      <text:p text:style-name="P15">vowels=[<text:span text:style-name="T8">'a'</text:span><text:span text:style-name="T1">,</text:span><text:span text:style-name="T8">'e'</text:span><text:span text:style-name="T1">,</text:span><text:span text:style-name="T8">'i'</text:span><text:span text:style-name="T1">,</text:span><text:span text:style-name="T8">'o'</text:span><text:span text:style-name="T1">,</text:span><text:span text:style-name="T8">'u'</text:span><text:span text:style-name="T1">,</text:span><text:span text:style-name="T8">'A'</text:span><text:span text:style-name="T1">,</text:span><text:span text:style-name="T8">'E'</text:span><text:span text:style-name="T1">,</text:span><text:span text:style-name="T8">'I'</text:span><text:span text:style-name="T1">,</text:span><text:span text:style-name="T8">'O'</text:span><text:span text:style-name="T1">,</text:span><text:span text:style-name="T8">'U'</text:span>]</text:p>
      <text:p text:style-name="P15">list1=[]</text:p>
      <text:p text:style-name="P15"><text:span text:style-name="T1">for </text:span>x <text:span text:style-name="T1">in </text:span>elem:</text:p>
      <text:p text:style-name="P18"><text:s text:c="4"/><text:span text:style-name="T2">if</text:span><text:span text:style-name="T11">(x </text:span><text:span text:style-name="T2">in </text:span><text:span text:style-name="T11">vowels </text:span><text:span text:style-name="T2">and </text:span><text:span text:style-name="T11">x </text:span><text:span text:style-name="T2">not in </text:span><text:span text:style-name="T11">list1):</text:span></text:p>
      <text:p text:style-name="P18"><text:s text:c="8"/><text:span text:style-name="T11">list1.append(x)</text:span></text:p>
      <text:p text:style-name="P22"><text:span text:style-name="T4">print</text:span>(<text:span text:style-name="T8">"vowels present in given statement:"</text:span><text:span text:style-name="T1">,</text:span>list1)</text:p>
      <text:p text:style-name="P8"/>
      <text:p text:style-name="P13">OUTPUT</text:p>
      <text:p text:style-name="P11"/>
      <text:p text:style-name="P11">enter statement:hello world</text:p>
      <text:p text:style-name="P11">vowels present in given statement: ['e', 'o']</text:p>
      <text:p text:style-name="P11"/>
      <text:p text:style-name="P11">Process finished with exit code 0</text:p>
      <text:p text:style-name="P11"/>
      <text:p text:style-name="P11"/>
      <text:p text:style-name="P31"><text:span text:style-name="T19">6.</text:span>list=[<text:span text:style-name="T13">10</text:span><text:span text:style-name="T1">,</text:span><text:span text:style-name="T13">20</text:span><text:span text:style-name="T1">,</text:span><text:span text:style-name="T13">50</text:span><text:span text:style-name="T1">,</text:span><text:span text:style-name="T13">70</text:span><text:span text:style-name="T1">,</text:span><text:span text:style-name="T13">140</text:span>]</text:p>
      <text:p text:style-name="P15">result=[]</text:p>
      <text:p text:style-name="P15"><text:span text:style-name="T1">for </text:span>i <text:span text:style-name="T1">in </text:span>list:</text:p>
      <text:p text:style-name="P18"><text:s text:c="8"/><text:span text:style-name="T2">if </text:span><text:span text:style-name="T11">i&gt;</text:span><text:span text:style-name="T14">100</text:span><text:span text:style-name="T11">:</text:span></text:p>
      <text:p text:style-name="P18"><text:s text:c="16"/><text:span text:style-name="T11">result.append(</text:span><text:span text:style-name="T9">'over'</text:span><text:span text:style-name="T11">)</text:span></text:p>
      <text:p text:style-name="P18"><text:s text:c="8"/><text:span text:style-name="T2">else</text:span><text:span text:style-name="T11">:</text:span></text:p>
      <text:p text:style-name="P18"><text:s text:c="12"/><text:span text:style-name="T11">result.append(i)</text:span></text:p>
      <text:p text:style-name="P21"><text:s text:c="8"/><text:span text:style-name="T5">print</text:span><text:span text:style-name="T11">(result)</text:span></text:p>
      <text:p text:style-name="P26"/>
      <text:p text:style-name="P26"/>
      <text:p text:style-name="P26"/>
      <text:p text:style-name="P29"/>
      <text:p text:style-name="P26"><text:soft-page-break/>OUTPUT</text:p>
      <text:p text:style-name="P29"/>
      <text:p text:style-name="P30">[10]</text:p>
      <text:p text:style-name="P30">[10, 20]</text:p>
      <text:p text:style-name="P30">[10, 20, 50]</text:p>
      <text:p text:style-name="P30">[10, 20, 50, 70]</text:p>
      <text:p text:style-name="P30">[10, 20, 50, 70, 'over']</text:p>
      <text:p text:style-name="P30"/>
      <text:p text:style-name="P30">Process finished with exit code 0</text:p>
      <text:p text:style-name="P25"/>
      <text:p text:style-name="P32"><text:span text:style-name="T19">7.</text:span>Astr=<text:span text:style-name="T4">input</text:span>(<text:span text:style-name="T8">"enter the string</text:span><text:span text:style-name="T1">\n</text:span><text:span text:style-name="T8">"</text:span>)</text:p>
      <text:p text:style-name="P15">char=<text:span text:style-name="T4">input</text:span>(<text:span text:style-name="T8">"enter the character</text:span><text:span text:style-name="T1">\n</text:span><text:span text:style-name="T8">"</text:span>)</text:p>
      <text:p text:style-name="P15"><text:span text:style-name="T4">print</text:span>(<text:span text:style-name="T8">"Given string:</text:span><text:span text:style-name="T1">\n</text:span><text:span text:style-name="T8">"</text:span><text:span text:style-name="T1">,</text:span>Astr)</text:p>
      <text:p text:style-name="P15">(<text:span text:style-name="T8">"Given character:</text:span><text:span text:style-name="T1">\n</text:span><text:span text:style-name="T8">"</text:span><text:span text:style-name="T1">,</text:span>char)</text:p>
      <text:p text:style-name="P15">res=<text:span text:style-name="T13">0</text:span></text:p>
      <text:p text:style-name="P15"><text:span text:style-name="T1">for </text:span>i <text:span text:style-name="T1">in </text:span><text:span text:style-name="T4">range</text:span>(<text:span text:style-name="T4">len</text:span>(Astr)):</text:p>
      <text:p text:style-name="P18"><text:s text:c="4"/><text:span text:style-name="T2">if</text:span><text:span text:style-name="T11">(Astr[i]==char):</text:span></text:p>
      <text:p text:style-name="P18"><text:s text:c="12"/><text:span text:style-name="T11">res=res+</text:span><text:span text:style-name="T14">1</text:span></text:p>
      <text:p text:style-name="P22"><text:span text:style-name="T4">print</text:span>(<text:span text:style-name="T8">"Number of time character is present in string:</text:span><text:span text:style-name="T1">\n</text:span><text:span text:style-name="T8">"</text:span><text:span text:style-name="T1">,</text:span>res)</text:p>
      <text:p text:style-name="P25"/>
      <text:p text:style-name="P26">OUTPUT</text:p>
      <text:p text:style-name="P30"/>
      <text:p text:style-name="P30">enter the string</text:p>
      <text:p text:style-name="P30">python</text:p>
      <text:p text:style-name="P30">enter the character</text:p>
      <text:p text:style-name="P30">t</text:p>
      <text:p text:style-name="P30">Given string:</text:p>
      <text:p text:style-name="P30"><text:s/>python</text:p>
      <text:p text:style-name="P30">Number of time character is present in string:</text:p>
      <text:p text:style-name="P30"><text:s/>1</text:p>
      <text:p text:style-name="P30"/>
      <text:p text:style-name="P30">Process finished with exit code 0</text:p>
      <text:p text:style-name="P30"/>
      <text:p text:style-name="P32"><text:span text:style-name="T19">8.</text:span>str1=<text:span text:style-name="T4">input</text:span>(<text:span text:style-name="T8">"enter a string:"</text:span>)</text:p>
      <text:p text:style-name="P15">char=str1[<text:span text:style-name="T13">0</text:span>]</text:p>
      <text:p text:style-name="P15">str1=str1.replace(char<text:span text:style-name="T1">,</text:span><text:span text:style-name="T8">'$'</text:span>)</text:p>
      <text:p text:style-name="P15">str1=char+str1[<text:span text:style-name="T13">1</text:span>:]</text:p>
      <text:p text:style-name="P22"><text:span text:style-name="T4">print</text:span>(<text:span text:style-name="T8">"replaced <text:s/>string:"</text:span><text:span text:style-name="T1">,</text:span>str1)</text:p>
      <text:p text:style-name="P26">OUTPUT</text:p>
      <text:p text:style-name="P30"/>
      <text:p text:style-name="P30">enter the string</text:p>
      <text:p text:style-name="P30">python</text:p>
      <text:p text:style-name="P30">enter the character</text:p>
      <text:p text:style-name="P30">t</text:p>
      <text:p text:style-name="P30">Given string:</text:p>
      <text:p text:style-name="P30"><text:s/>python</text:p>
      <text:p text:style-name="P30">Number of time character is present in string:</text:p>
      <text:p text:style-name="P30"><text:s/>1</text:p>
      <text:p text:style-name="P34"><text:soft-page-break/><text:span text:style-name="T20">9.</text:span>str1=<text:span text:style-name="T4">input</text:span>(<text:span text:style-name="T8">"enter a string:"</text:span>)</text:p>
      <text:p text:style-name="P38"><text:span text:style-name="T4">print</text:span>(<text:span text:style-name="T8">"string after swapping first and last character:"</text:span><text:span text:style-name="T1">,</text:span>(str1[-<text:span text:style-name="T13">1</text:span>]+str1[<text:span text:style-name="T13">1</text:span>:-<text:span text:style-name="T13">1</text:span>]+str1[<text:span text:style-name="T13">0</text:span>]))</text:p>
      <text:p text:style-name="P27">OUTPUT</text:p>
      <text:p text:style-name="P27"/>
      <text:p text:style-name="P28">enter a string:python</text:p>
      <text:p text:style-name="P28">string after swapping first and last character: nythop</text:p>
      <text:p text:style-name="P28"/>
      <text:p text:style-name="P28">Process finished with exit code 0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0T15:26:36.619257896</meta:creation-date>
    <dc:date>2021-11-23T10:42:32.297239229</dc:date>
    <meta:editing-duration>PT34M3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4" meta:paragraph-count="108" meta:word-count="343" meta:character-count="2627" meta:non-whitespace-character-count="2297"/>
  </office:meta>
</office:document-meta>
</file>